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underline-style="none" fo:font-weight="normal" officeooo:rsid="000f24b1" officeooo:paragraph-rsid="000f24b1" style:font-weight-asian="normal" style:font-weight-complex="normal"/>
    </style:style>
    <style:style style:name="P2" style:family="paragraph" style:parent-style-name="Standard">
      <style:text-properties fo:font-size="16pt" style:text-underline-style="solid" style:text-underline-width="auto" style:text-underline-color="font-color" fo:font-weight="bold" officeooo:rsid="000f24b1" officeooo:paragraph-rsid="000f24b1" style:font-size-asian="16pt" style:font-weight-asian="bold" style:font-size-complex="16pt" style:font-weight-complex="bold"/>
    </style:style>
    <style:style style:name="P3" style:family="paragraph" style:parent-style-name="Standard">
      <style:text-properties fo:font-size="16pt" style:text-underline-style="solid" style:text-underline-width="auto" style:text-underline-color="font-color" fo:font-weight="bold" officeooo:rsid="001767d5" officeooo:paragraph-rsid="001767d5" style:font-size-asian="16pt" style:font-weight-asian="bold" style:font-size-complex="16pt" style:font-weight-complex="bold"/>
    </style:style>
    <style:style style:name="P4" style:family="paragraph" style:parent-style-name="Standard">
      <style:text-properties fo:font-size="16pt" style:text-underline-style="none" fo:font-weight="bold" officeooo:rsid="00262710" officeooo:paragraph-rsid="00262710" style:font-size-asian="16pt" style:font-weight-asian="bold" style:font-size-complex="16pt" style:font-weight-complex="bold"/>
    </style:style>
    <style:style style:name="P5" style:family="paragraph" style:parent-style-name="Standard">
      <style:text-properties fo:font-size="16pt" style:text-underline-style="none" fo:font-weight="bold" officeooo:rsid="00262710" officeooo:paragraph-rsid="0034b29c" style:font-size-asian="16pt" style:font-weight-asian="bold" style:font-size-complex="16pt" style:font-weight-complex="bold"/>
    </style:style>
    <style:style style:name="P6" style:family="paragraph" style:parent-style-name="Standard">
      <style:text-properties fo:font-size="16pt" style:text-underline-style="none" fo:font-weight="bold" officeooo:rsid="00262710" officeooo:paragraph-rsid="00365242" style:font-size-asian="16pt" style:font-weight-asian="bold" style:font-size-complex="16pt" style:font-weight-complex="bold"/>
    </style:style>
    <style:style style:name="P7" style:family="paragraph" style:parent-style-name="Standard">
      <style:text-properties fo:font-size="16pt" style:text-underline-style="none" fo:font-weight="bold" officeooo:rsid="001767d5" officeooo:paragraph-rsid="001767d5" style:font-size-asian="16pt" style:font-weight-asian="bold" style:font-size-complex="16pt" style:font-weight-complex="bold"/>
    </style:style>
    <style:style style:name="P8" style:family="paragraph" style:parent-style-name="Standard">
      <style:text-properties fo:font-size="12pt" style:text-underline-style="none" fo:font-weight="normal" officeooo:rsid="000a1dec" officeooo:paragraph-rsid="000f24b1"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0f24b1" officeooo:paragraph-rsid="000f24b1" style:font-size-asian="10.5pt" style:font-weight-asian="normal" style:font-size-complex="12pt" style:font-weight-complex="normal"/>
    </style:style>
    <style:style style:name="P10" style:family="paragraph" style:parent-style-name="Standard">
      <style:text-properties fo:font-size="12pt" fo:font-style="italic" style:text-underline-style="none" fo:font-weight="normal" officeooo:rsid="0011e3c7" officeooo:paragraph-rsid="0011e3c7" style:font-size-asian="10.5pt" style:font-style-asian="italic" style:font-weight-asian="normal" style:font-size-complex="12pt" style:font-style-complex="italic" style:font-weight-complex="normal"/>
    </style:style>
    <style:style style:name="P11" style:family="paragraph" style:parent-style-name="Standard">
      <style:text-properties fo:font-size="12pt" fo:font-style="italic" style:text-underline-style="none" fo:font-weight="normal" officeooo:rsid="0014f7ea" officeooo:paragraph-rsid="0014f7ea" style:font-size-asian="10.5pt" style:font-style-asian="italic" style:font-weight-asian="normal" style:font-size-complex="12pt" style:font-style-complex="italic" style:font-weight-complex="normal"/>
    </style:style>
    <style:style style:name="P12" style:family="paragraph" style:parent-style-name="Standard">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13" style:family="paragraph" style:parent-style-name="Standard">
      <style:text-properties fo:font-size="12pt" fo:font-style="italic" style:text-underline-style="none" fo:font-weight="normal" officeooo:rsid="0023f61d" officeooo:paragraph-rsid="002c0e76" style:font-size-asian="10.5pt" style:font-style-asian="italic" style:font-weight-asian="normal" style:font-size-complex="12pt" style:font-style-complex="italic" style:font-weight-complex="normal"/>
    </style:style>
    <style:style style:name="P14" style:family="paragraph" style:parent-style-name="Standard">
      <style:text-properties fo:font-size="12pt" fo:font-style="italic" style:text-underline-style="none" fo:font-weight="normal" officeooo:rsid="0025feaf" officeooo:paragraph-rsid="002c0e76" style:font-size-asian="10.5pt" style:font-style-asian="italic" style:font-weight-asian="normal" style:font-size-complex="12pt" style:font-style-complex="italic" style:font-weight-complex="normal"/>
    </style:style>
    <style:style style:name="P15" style:family="paragraph" style:parent-style-name="Standard">
      <style:text-properties fo:font-size="12pt" fo:font-style="italic" style:text-underline-style="none" fo:font-weight="normal" officeooo:rsid="00324fbd" officeooo:paragraph-rsid="0034b29c" style:font-size-asian="10.5pt" style:font-style-asian="italic" style:font-weight-asian="normal" style:font-size-complex="12pt" style:font-style-complex="italic" style:font-weight-complex="normal"/>
    </style:style>
    <style:style style:name="P16" style:family="paragraph" style:parent-style-name="Standard">
      <style:text-properties fo:font-size="12pt" fo:font-style="italic" style:text-underline-style="none" fo:font-weight="normal" officeooo:rsid="0029a303" officeooo:paragraph-rsid="00365242" style:font-size-asian="10.5pt" style:font-style-asian="italic" style:font-weight-asian="normal" style:font-size-complex="12pt" style:font-style-complex="italic" style:font-weight-complex="normal"/>
    </style:style>
    <style:style style:name="P17" style:family="paragraph" style:parent-style-name="Standard">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18" style:family="paragraph" style:parent-style-name="Standard">
      <style:text-properties fo:font-size="12pt" fo:font-style="normal" style:text-underline-style="none" fo:font-weight="normal" officeooo:rsid="0013aa33" officeooo:paragraph-rsid="0014f7ea" style:font-size-asian="10.5pt" style:font-style-asian="normal" style:font-weight-asian="normal" style:font-size-complex="12pt" style:font-style-complex="normal" style:font-weight-complex="normal"/>
    </style:style>
    <style:style style:name="P19" style:family="paragraph" style:parent-style-name="Standard">
      <style:text-properties fo:font-size="12pt" fo:font-style="normal" style:text-underline-style="none" fo:font-weight="normal" officeooo:rsid="001767d5" officeooo:paragraph-rsid="00262710" style:font-size-asian="10.5pt" style:font-style-asian="normal" style:font-weight-asian="normal" style:font-size-complex="12pt" style:font-style-complex="normal" style:font-weight-complex="normal"/>
    </style:style>
    <style:style style:name="P20" style:family="paragraph" style:parent-style-name="Standard">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21" style:family="paragraph" style:parent-style-name="Standard">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22" style:family="paragraph" style:parent-style-name="Standard">
      <style:text-properties fo:font-size="12pt" fo:font-style="normal" style:text-underline-style="none" fo:font-weight="normal" officeooo:rsid="002c0e76" officeooo:paragraph-rsid="002c0e76" style:font-size-asian="10.5pt" style:font-style-asian="normal" style:font-weight-asian="normal" style:font-size-complex="12pt" style:font-style-complex="normal" style:font-weight-complex="normal"/>
    </style:style>
    <style:style style:name="P23" style:family="paragraph" style:parent-style-name="Standard">
      <style:text-properties fo:font-size="12pt" fo:font-style="normal" style:text-underline-style="none" fo:font-weight="normal" officeooo:rsid="0027f7b8" officeooo:paragraph-rsid="0027f7b8" style:font-size-asian="10.5pt" style:font-style-asian="normal" style:font-weight-asian="normal" style:font-size-complex="12pt" style:font-style-complex="normal" style:font-weight-complex="normal"/>
    </style:style>
    <style:style style:name="P24" style:family="paragraph" style:parent-style-name="Standard">
      <style:text-properties fo:font-size="12pt" fo:font-style="normal" style:text-underline-style="none" fo:font-weight="normal" officeooo:rsid="0027f7b8" officeooo:paragraph-rsid="00348e01" style:font-size-asian="10.5pt" style:font-style-asian="normal" style:font-weight-asian="normal" style:font-size-complex="12pt" style:font-style-complex="normal" style:font-weight-complex="normal"/>
    </style:style>
    <style:style style:name="P25" style:family="paragraph" style:parent-style-name="Standard">
      <style:text-properties fo:font-size="12pt" fo:font-style="normal" style:text-underline-style="none" fo:font-weight="normal" officeooo:rsid="0029a303" officeooo:paragraph-rsid="0029a303" style:font-size-asian="10.5pt" style:font-style-asian="normal" style:font-weight-asian="normal" style:font-size-complex="12pt" style:font-style-complex="normal" style:font-weight-complex="normal"/>
    </style:style>
    <style:style style:name="P26" style:family="paragraph" style:parent-style-name="Standard">
      <style:text-properties fo:font-size="12pt" fo:font-style="normal" style:text-underline-style="none" fo:font-weight="normal" officeooo:rsid="00324fbd" officeooo:paragraph-rsid="00324fbd" style:font-size-asian="10.5pt" style:font-style-asian="normal" style:font-weight-asian="normal" style:font-size-complex="12pt" style:font-style-complex="normal" style:font-weight-complex="normal"/>
    </style:style>
    <style:style style:name="P27" style:family="paragraph" style:parent-style-name="Standard">
      <style:text-properties fo:font-size="12pt" fo:font-style="normal" style:text-underline-style="none" fo:font-weight="normal" officeooo:rsid="00324fbd" officeooo:paragraph-rsid="0034b29c" style:font-size-asian="10.5pt" style:font-style-asian="normal" style:font-weight-asian="normal" style:font-size-complex="12pt" style:font-style-complex="normal" style:font-weight-complex="normal"/>
    </style:style>
    <style:style style:name="P28" style:family="paragraph" style:parent-style-name="Standard">
      <style:text-properties fo:font-size="12pt" fo:font-style="normal" style:text-underline-style="none" fo:font-weight="normal" officeooo:rsid="0023f61d" officeooo:paragraph-rsid="002c0e76" style:font-size-asian="10.5pt" style:font-style-asian="normal" style:font-weight-asian="normal" style:font-size-complex="12pt" style:font-style-complex="normal" style:font-weight-complex="normal"/>
    </style:style>
    <style:style style:name="P29" style:family="paragraph" style:parent-style-name="Standard">
      <style:text-properties fo:font-size="12pt" fo:font-style="normal" style:text-underline-style="none" fo:font-weight="normal" officeooo:rsid="00262710" officeooo:paragraph-rsid="00348e01" style:font-size-asian="10.5pt" style:font-style-asian="normal" style:font-weight-asian="normal" style:font-size-complex="12pt" style:font-style-complex="normal" style:font-weight-complex="normal"/>
    </style:style>
    <style:style style:name="P30" style:family="paragraph" style:parent-style-name="Standard">
      <style:text-properties fo:font-size="12pt" fo:font-style="normal" style:text-underline-style="none" fo:font-weight="normal" officeooo:rsid="00262710" officeooo:paragraph-rsid="0034b29c" style:font-size-asian="10.5pt" style:font-style-asian="normal" style:font-weight-asian="normal" style:font-size-complex="12pt" style:font-style-complex="normal" style:font-weight-complex="normal"/>
    </style:style>
    <style:style style:name="P31" style:family="paragraph" style:parent-style-name="Standard">
      <style:text-properties fo:font-size="12pt" fo:font-style="normal" style:text-underline-style="none" fo:font-weight="normal" officeooo:rsid="00348e01" officeooo:paragraph-rsid="00348e01" style:font-size-asian="10.5pt" style:font-style-asian="normal" style:font-weight-asian="normal" style:font-size-complex="12pt" style:font-style-complex="normal" style:font-weight-complex="normal"/>
    </style:style>
    <style:style style:name="P32" style:family="paragraph" style:parent-style-name="Standard">
      <style:text-properties fo:font-size="12pt" fo:font-style="normal" style:text-underline-style="none" fo:font-weight="normal" officeooo:rsid="0034b29c" officeooo:paragraph-rsid="0034b29c" style:font-size-asian="10.5pt" style:font-style-asian="normal" style:font-weight-asian="normal" style:font-size-complex="12pt" style:font-style-complex="normal" style:font-weight-complex="normal"/>
    </style:style>
    <style:style style:name="P33" style:family="paragraph" style:parent-style-name="Standard">
      <style:text-properties fo:font-size="12pt" fo:font-style="normal" style:text-underline-style="none" fo:font-weight="normal" officeooo:rsid="002ecc5d" officeooo:paragraph-rsid="0034b29c" style:font-size-asian="10.5pt" style:font-style-asian="normal" style:font-weight-asian="normal" style:font-size-complex="12pt" style:font-style-complex="normal" style:font-weight-complex="normal"/>
    </style:style>
    <style:style style:name="P34" style:family="paragraph" style:parent-style-name="Standard">
      <style:text-properties fo:font-size="12pt" fo:font-style="normal" style:text-underline-style="none" fo:font-weight="normal" officeooo:rsid="00365242" officeooo:paragraph-rsid="00365242" style:font-size-asian="10.5pt" style:font-style-asian="normal" style:font-weight-asian="normal" style:font-size-complex="12pt" style:font-style-complex="normal" style:font-weight-complex="normal"/>
    </style:style>
    <style:style style:name="P35" style:family="paragraph" style:parent-style-name="Standard">
      <style:text-properties fo:font-size="14pt" style:text-underline-style="none" fo:font-weight="bold" officeooo:rsid="00197468" officeooo:paragraph-rsid="000f24b1" style:font-size-asian="12.25pt" style:font-weight-asian="bold" style:font-size-complex="14pt" style:font-weight-complex="bold"/>
    </style:style>
    <style:style style:name="P36" style:family="paragraph" style:parent-style-name="Standard">
      <style:text-properties fo:font-size="14pt" style:text-underline-style="none" fo:font-weight="bold" officeooo:rsid="0034b29c" officeooo:paragraph-rsid="0034b29c" style:font-size-asian="14pt" style:font-weight-asian="bold" style:font-size-complex="14pt" style:font-weight-complex="bold"/>
    </style:style>
    <style:style style:name="P37" style:family="paragraph" style:parent-style-name="Standard">
      <style:text-properties fo:font-size="14pt" style:text-underline-style="none" fo:font-weight="bold" officeooo:rsid="00365242" officeooo:paragraph-rsid="00365242" style:font-size-asian="14pt" style:font-weight-asian="bold" style:font-size-complex="14pt" style:font-weight-complex="bold"/>
    </style:style>
    <style:style style:name="P38" style:family="paragraph" style:parent-style-name="Standard">
      <style:text-properties fo:font-size="14pt" fo:font-style="italic" style:text-underline-style="none" fo:font-weight="bold" officeooo:rsid="00197468" officeooo:paragraph-rsid="0011e3c7" style:font-size-asian="12.25pt" style:font-style-asian="italic" style:font-weight-asian="bold" style:font-size-complex="14pt" style:font-style-complex="italic" style:font-weight-complex="bold"/>
    </style:style>
    <style:style style:name="P39" style:family="paragraph" style:parent-style-name="Standard">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40" style:family="paragraph" style:parent-style-name="Standard">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41" style:family="paragraph" style:parent-style-name="Standard">
      <style:text-properties fo:font-size="14pt" fo:font-style="italic" style:text-underline-style="none" fo:font-weight="bold" officeooo:rsid="00197468" officeooo:paragraph-rsid="00262710" style:font-size-asian="12.25pt" style:font-style-asian="italic" style:font-weight-asian="bold" style:font-size-complex="14pt" style:font-style-complex="italic" style:font-weight-complex="bold"/>
    </style:style>
    <style:style style:name="P42" style:family="paragraph" style:parent-style-name="Standard">
      <style:text-properties fo:font-size="14pt" fo:font-style="italic" style:text-underline-style="none" fo:font-weight="bold" officeooo:rsid="00197468" officeooo:paragraph-rsid="0027f7b8" style:font-size-asian="12.25pt" style:font-style-asian="italic" style:font-weight-asian="bold" style:font-size-complex="14pt" style:font-style-complex="italic" style:font-weight-complex="bold"/>
    </style:style>
    <style:style style:name="P43" style:family="paragraph" style:parent-style-name="Standard">
      <style:text-properties fo:font-size="14pt" fo:font-style="italic" style:text-underline-style="none" fo:font-weight="bold" officeooo:rsid="00197468" officeooo:paragraph-rsid="002e5dd0" style:font-size-asian="12.25pt" style:font-style-asian="italic" style:font-weight-asian="bold" style:font-size-complex="14pt" style:font-style-complex="italic" style:font-weight-complex="bold"/>
    </style:style>
    <style:style style:name="P44" style:family="paragraph" style:parent-style-name="Standard">
      <style:text-properties fo:font-style="normal" style:text-underline-style="none" fo:font-weight="normal" officeooo:rsid="000f3e82" officeooo:paragraph-rsid="000f3e82" style:font-style-asian="normal" style:font-weight-asian="normal" style:font-style-complex="normal" style:font-weight-complex="normal"/>
    </style:style>
    <style:style style:name="P45" style:family="paragraph" style:parent-style-name="Standard">
      <style:text-properties fo:font-style="normal" style:text-underline-style="none" fo:font-weight="normal" officeooo:rsid="0011e3c7" officeooo:paragraph-rsid="0011e3c7" style:font-style-asian="normal" style:font-weight-asian="normal" style:font-style-complex="normal" style:font-weight-complex="normal"/>
    </style:style>
    <style:style style:name="P46" style:family="paragraph" style:parent-style-name="Standard">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47" style:family="paragraph" style:parent-style-name="Standard">
      <style:text-properties fo:font-size="18pt" style:text-underline-style="solid" style:text-underline-width="auto" style:text-underline-color="font-color" fo:font-weight="bold" officeooo:rsid="000f24b1" officeooo:paragraph-rsid="000f24b1" style:font-size-asian="18pt" style:font-weight-asian="bold" style:font-size-complex="18pt" style:font-weight-complex="bold"/>
    </style:style>
    <style:style style:name="P48" style:family="paragraph" style:parent-style-name="Standard" style:list-style-name="L1">
      <style:text-properties style:text-underline-style="none" fo:font-weight="normal" officeooo:rsid="000f24b1" officeooo:paragraph-rsid="000f24b1" style:font-weight-asian="normal" style:font-weight-complex="normal"/>
    </style:style>
    <style:style style:name="P49" style:family="paragraph" style:parent-style-name="Standard" style:list-style-name="L1">
      <style:text-properties fo:font-style="italic" style:text-underline-style="none" fo:font-weight="normal" officeooo:rsid="000f24b1" officeooo:paragraph-rsid="000f24b1" style:font-style-asian="italic" style:font-weight-asian="normal" style:font-style-complex="italic" style:font-weight-complex="normal"/>
    </style:style>
    <style:style style:name="P50" style:family="paragraph" style:parent-style-name="Standard" style:list-style-name="L1">
      <style:text-properties fo:font-style="italic" style:text-underline-style="none" fo:font-weight="normal" officeooo:rsid="000f3e82" officeooo:paragraph-rsid="000f3e82" style:font-style-asian="italic" style:font-weight-asian="normal" style:font-style-complex="italic" style:font-weight-complex="normal"/>
    </style:style>
    <style:style style:name="P51" style:family="paragraph" style:parent-style-name="Standard">
      <style:text-properties fo:font-size="14pt" fo:font-style="normal" style:text-underline-style="none" fo:font-weight="bold" officeooo:rsid="00197468" officeooo:paragraph-rsid="0011e3c7" style:font-size-asian="12.25pt" style:font-style-asian="normal" style:font-weight-asian="bold" style:font-size-complex="14pt" style:font-style-complex="normal" style:font-weight-complex="bold"/>
    </style:style>
    <style:style style:name="P52" style:family="paragraph" style:parent-style-name="Standard">
      <style:text-properties fo:font-size="14pt" fo:font-style="normal" style:text-underline-style="none" fo:font-weight="bold" officeooo:rsid="00197468" officeooo:paragraph-rsid="002e5dd0" style:font-size-asian="12.25pt" style:font-style-asian="normal" style:font-weight-asian="bold" style:font-size-complex="14pt" style:font-style-complex="normal" style:font-weight-complex="bold"/>
    </style:style>
    <style:style style:name="P53" style:family="paragraph" style:parent-style-name="Standard">
      <style:text-properties fo:font-size="14pt" fo:font-style="normal" style:text-underline-style="none" fo:font-weight="bold" officeooo:rsid="00197468" officeooo:paragraph-rsid="00262710" style:font-size-asian="12.25pt" style:font-style-asian="normal" style:font-weight-asian="bold" style:font-size-complex="14pt" style:font-style-complex="normal" style:font-weight-complex="bold"/>
    </style:style>
    <style:style style:name="P54" style:family="paragraph" style:parent-style-name="Standard">
      <style:text-properties fo:font-size="14pt" fo:font-style="normal" style:text-underline-style="none" fo:font-weight="bold" officeooo:rsid="00197468" officeooo:paragraph-rsid="0027f7b8" style:font-size-asian="12.25pt" style:font-style-asian="normal" style:font-weight-asian="bold" style:font-size-complex="14pt" style:font-style-complex="normal" style:font-weight-complex="bold"/>
    </style:style>
    <style:style style:name="P55" style:family="paragraph" style:parent-style-name="Standard">
      <style:text-properties fo:font-size="14pt" fo:font-style="normal" style:text-underline-style="none" fo:font-weight="bold" officeooo:rsid="00197468" officeooo:paragraph-rsid="003e9d57" style:font-size-asian="12.25pt" style:font-style-asian="normal" style:font-weight-asian="bold" style:font-size-complex="14pt" style:font-style-complex="normal" style:font-weight-complex="bold"/>
    </style:style>
    <style:style style:name="P56" style:family="paragraph" style:parent-style-name="Standard" style:list-style-name="L5">
      <style:text-properties fo:font-size="14pt" fo:font-style="normal" style:text-underline-style="none" fo:font-weight="bold" officeooo:rsid="0029a303" officeooo:paragraph-rsid="003e9d57" style:font-size-asian="12.25pt" style:font-style-asian="normal" style:font-weight-asian="bold" style:font-size-complex="14pt" style:font-style-complex="normal" style:font-weight-complex="bold"/>
    </style:style>
    <style:style style:name="P57" style:family="paragraph" style:parent-style-name="Standard" style:list-style-name="L5">
      <style:text-properties fo:font-size="14pt" fo:font-style="normal" style:text-underline-style="none" fo:font-weight="bold" officeooo:rsid="003e9d57" officeooo:paragraph-rsid="003e9d57" style:font-size-asian="12.25pt" style:font-style-asian="normal" style:font-weight-asian="bold" style:font-size-complex="14pt" style:font-style-complex="normal" style:font-weight-complex="bold"/>
    </style:style>
    <style:style style:name="P58" style:family="paragraph" style:parent-style-name="Standard">
      <style:text-properties fo:font-size="14pt" style:text-underline-style="none" fo:font-weight="bold" officeooo:rsid="00365242" officeooo:paragraph-rsid="00365242" style:font-size-asian="14pt" style:font-weight-asian="bold" style:font-size-complex="14pt" style:font-weight-complex="bold"/>
    </style:style>
    <style:style style:name="P59" style:family="paragraph" style:parent-style-name="Standard">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60" style:family="paragraph" style:parent-style-name="Standard">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61" style:family="paragraph" style:parent-style-name="Standard">
      <style:text-properties fo:font-size="14pt" fo:font-style="italic" style:text-underline-style="none" fo:font-weight="bold" officeooo:rsid="00197468" officeooo:paragraph-rsid="003ab808" style:font-size-asian="12.25pt" style:font-style-asian="italic" style:font-weight-asian="bold" style:font-size-complex="14pt" style:font-style-complex="italic" style:font-weight-complex="bold"/>
    </style:style>
    <style:style style:name="P62" style:family="paragraph" style:parent-style-name="Standard">
      <style:text-properties fo:font-size="14pt" fo:font-style="italic" style:text-underline-style="none" fo:font-weight="bold" officeooo:rsid="00197468" officeooo:paragraph-rsid="003bec2b" style:font-size-asian="12.25pt" style:font-style-asian="italic" style:font-weight-asian="bold" style:font-size-complex="14pt" style:font-style-complex="italic" style:font-weight-complex="bold"/>
    </style:style>
    <style:style style:name="P63" style:family="paragraph" style:parent-style-name="Standard" style:list-style-name="L5">
      <style:text-properties fo:font-size="14pt" fo:font-style="italic" style:text-underline-style="none" fo:font-weight="bold" officeooo:rsid="00197468" officeooo:paragraph-rsid="001767d5" style:font-size-asian="12.25pt" style:font-style-asian="italic" style:font-weight-asian="bold" style:font-size-complex="14pt" style:font-style-complex="italic" style:font-weight-complex="bold"/>
    </style:style>
    <style:style style:name="P64" style:family="paragraph" style:parent-style-name="Standard" style:list-style-name="L5">
      <style:text-properties fo:font-size="14pt" fo:font-style="italic" style:text-underline-style="none" fo:font-weight="bold" officeooo:rsid="00197468" officeooo:paragraph-rsid="001a7238" style:font-size-asian="12.25pt" style:font-style-asian="italic" style:font-weight-asian="bold" style:font-size-complex="14pt" style:font-style-complex="italic" style:font-weight-complex="bold"/>
    </style:style>
    <style:style style:name="P65" style:family="paragraph" style:parent-style-name="Standard">
      <style:text-properties fo:font-size="14pt" fo:font-style="italic" style:text-underline-style="none" fo:font-weight="bold" officeooo:rsid="003bec2b" officeooo:paragraph-rsid="003bec2b" style:font-size-asian="12.25pt" style:font-style-asian="italic" style:font-weight-asian="bold" style:font-size-complex="14pt" style:font-style-complex="italic" style:font-weight-complex="bold"/>
    </style:style>
    <style:style style:name="P66" style:family="paragraph" style:parent-style-name="Standard" style:list-style-name="L2">
      <style:text-properties fo:font-style="normal" style:text-underline-style="none" fo:font-weight="normal" officeooo:rsid="0010f525" officeooo:paragraph-rsid="0010f525" style:font-style-asian="normal" style:font-weight-asian="normal" style:font-style-complex="normal" style:font-weight-complex="normal"/>
    </style:style>
    <style:style style:name="P67" style:family="paragraph" style:parent-style-name="Standard">
      <style:text-properties fo:font-size="12pt" fo:font-style="normal" style:text-underline-style="none" fo:font-weight="normal" officeooo:rsid="00324fbd" officeooo:paragraph-rsid="00365242" style:font-size-asian="10.5pt" style:font-style-asian="normal" style:font-weight-asian="normal" style:font-size-complex="12pt" style:font-style-complex="normal" style:font-weight-complex="normal"/>
    </style:style>
    <style:style style:name="P68" style:family="paragraph" style:parent-style-name="Standard">
      <style:text-properties fo:font-size="12pt" fo:font-style="normal" style:text-underline-style="none" fo:font-weight="normal" officeooo:rsid="00324fbd" officeooo:paragraph-rsid="0034b29c" style:font-size-asian="10.5pt" style:font-style-asian="normal" style:font-weight-asian="normal" style:font-size-complex="12pt" style:font-style-complex="normal" style:font-weight-complex="normal"/>
    </style:style>
    <style:style style:name="P69" style:family="paragraph" style:parent-style-name="Standard">
      <style:text-properties fo:font-size="12pt" fo:font-style="normal" style:text-underline-style="none" fo:font-weight="normal" officeooo:rsid="00348e01" officeooo:paragraph-rsid="0034b29c" style:font-size-asian="10.5pt" style:font-style-asian="normal" style:font-weight-asian="normal" style:font-size-complex="12pt" style:font-style-complex="normal" style:font-weight-complex="normal"/>
    </style:style>
    <style:style style:name="P70" style:family="paragraph" style:parent-style-name="Standard">
      <style:text-properties fo:font-size="12pt" fo:font-style="normal" style:text-underline-style="none" fo:font-weight="normal" officeooo:rsid="00348e01" officeooo:paragraph-rsid="00348e01" style:font-size-asian="10.5pt" style:font-style-asian="normal" style:font-weight-asian="normal" style:font-size-complex="12pt" style:font-style-complex="normal" style:font-weight-complex="normal"/>
    </style:style>
    <style:style style:name="P71" style:family="paragraph" style:parent-style-name="Standard">
      <style:text-properties fo:font-size="12pt" fo:font-style="normal" style:text-underline-style="none" fo:font-weight="normal" officeooo:rsid="002c0e76" officeooo:paragraph-rsid="002c0e76" style:font-size-asian="10.5pt" style:font-style-asian="normal" style:font-weight-asian="normal" style:font-size-complex="12pt" style:font-style-complex="normal" style:font-weight-complex="normal"/>
    </style:style>
    <style:style style:name="P72" style:family="paragraph" style:parent-style-name="Standard">
      <style:text-properties fo:font-size="12pt" fo:font-style="normal" style:text-underline-style="none" fo:font-weight="normal" officeooo:rsid="002462b3" officeooo:paragraph-rsid="002c0e76"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normal" style:text-underline-style="none" fo:font-weight="normal" officeooo:rsid="001767d5" officeooo:paragraph-rsid="001767d5" style:font-size-asian="10.5pt" style:font-style-asian="normal" style:font-weight-asian="normal" style:font-size-complex="12pt" style:font-style-complex="normal" style:font-weight-complex="normal"/>
    </style:style>
    <style:style style:name="P74" style:family="paragraph" style:parent-style-name="Standard">
      <style:text-properties fo:font-size="12pt" fo:font-style="normal" style:text-underline-style="none" fo:font-weight="normal" officeooo:rsid="0039224c" officeooo:paragraph-rsid="0039224c" style:font-size-asian="10.5pt" style:font-style-asian="normal" style:font-weight-asian="normal" style:font-size-complex="12pt" style:font-style-complex="normal" style:font-weight-complex="normal"/>
    </style:style>
    <style:style style:name="P75" style:family="paragraph" style:parent-style-name="Standard">
      <style:text-properties fo:font-size="12pt" fo:font-style="normal" style:text-underline-style="none" fo:font-weight="normal" officeooo:rsid="0039224c" officeooo:paragraph-rsid="003e27e5" style:font-size-asian="10.5pt" style:font-style-asian="normal" style:font-weight-asian="normal" style:font-size-complex="12pt" style:font-style-complex="normal" style:font-weight-complex="normal"/>
    </style:style>
    <style:style style:name="P76" style:family="paragraph" style:parent-style-name="Standard">
      <style:text-properties fo:font-size="12pt" fo:font-style="normal" style:text-underline-style="none" fo:font-weight="normal" officeooo:rsid="003ab808" officeooo:paragraph-rsid="003ab808" style:font-size-asian="10.5pt" style:font-style-asian="normal" style:font-weight-asian="normal" style:font-size-complex="12pt" style:font-style-complex="normal" style:font-weight-complex="normal"/>
    </style:style>
    <style:style style:name="P77" style:family="paragraph" style:parent-style-name="Standard" style:list-style-name="L5">
      <style:text-properties fo:font-size="12pt" fo:font-style="normal" style:text-underline-style="none" fo:font-weight="normal" officeooo:rsid="003ab808" officeooo:paragraph-rsid="003e9d57" style:font-size-asian="10.5pt" style:font-style-asian="normal" style:font-weight-asian="normal" style:font-size-complex="12pt" style:font-style-complex="normal" style:font-weight-complex="normal"/>
    </style:style>
    <style:style style:name="P78" style:family="paragraph" style:parent-style-name="Standard">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79" style:family="paragraph" style:parent-style-name="Standard">
      <style:text-properties fo:font-size="12pt" fo:font-style="normal" style:text-underline-style="none" fo:font-weight="normal" officeooo:rsid="001a7238" officeooo:paragraph-rsid="003ab808" style:font-size-asian="10.5pt" style:font-style-asian="normal" style:font-weight-asian="normal" style:font-size-complex="12pt" style:font-style-complex="normal" style:font-weight-complex="normal"/>
    </style:style>
    <style:style style:name="P80" style:family="paragraph" style:parent-style-name="Standard">
      <style:text-properties fo:font-size="12pt" fo:font-style="normal" style:text-underline-style="none" fo:font-weight="normal" officeooo:rsid="001a7238" officeooo:paragraph-rsid="003bec2b" style:font-size-asian="10.5pt" style:font-style-asian="normal" style:font-weight-asian="normal" style:font-size-complex="12pt" style:font-style-complex="normal" style:font-weight-complex="normal"/>
    </style:style>
    <style:style style:name="P81" style:family="paragraph" style:parent-style-name="Standard" style:list-style-name="L5">
      <style:text-properties fo:font-size="12pt" fo:font-style="normal" style:text-underline-style="none" fo:font-weight="normal" officeooo:rsid="001a7238" officeooo:paragraph-rsid="001a7238" style:font-size-asian="10.5pt" style:font-style-asian="normal" style:font-weight-asian="normal" style:font-size-complex="12pt" style:font-style-complex="normal" style:font-weight-complex="normal"/>
    </style:style>
    <style:style style:name="P82" style:family="paragraph" style:parent-style-name="Standard">
      <style:text-properties fo:font-size="12pt" fo:font-style="normal" style:text-underline-style="none" fo:font-weight="normal" officeooo:rsid="003bec2b" officeooo:paragraph-rsid="003bec2b" style:font-size-asian="10.5pt" style:font-style-asian="normal" style:font-weight-asian="normal" style:font-size-complex="12pt" style:font-style-complex="normal" style:font-weight-complex="normal"/>
    </style:style>
    <style:style style:name="P83" style:family="paragraph" style:parent-style-name="Standard" style:list-style-name="L5">
      <style:text-properties fo:font-size="12pt" fo:font-style="normal" style:text-underline-style="none" fo:font-weight="normal" officeooo:rsid="0019191f" officeooo:paragraph-rsid="0019191f" style:font-size-asian="10.5pt" style:font-style-asian="normal" style:font-weight-asian="normal" style:font-size-complex="12pt" style:font-style-complex="normal" style:font-weight-complex="normal"/>
    </style:style>
    <style:style style:name="P84" style:family="paragraph" style:parent-style-name="Standard" style:list-style-name="L3">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85" style:family="paragraph" style:parent-style-name="Standard" style:list-style-name="L5">
      <style:text-properties fo:font-size="12pt" fo:font-style="italic" style:text-underline-style="none" fo:font-weight="normal" officeooo:rsid="001a7238" officeooo:paragraph-rsid="001a7238" style:font-size-asian="10.5pt" style:font-style-asian="italic" style:font-weight-asian="normal" style:font-size-complex="12pt" style:font-style-complex="italic" style:font-weight-complex="normal"/>
    </style:style>
    <style:style style:name="P86" style:family="paragraph" style:parent-style-name="Standard" style:list-style-name="L3">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87" style:family="paragraph" style:parent-style-name="Standard" style:list-style-name="L5">
      <style:text-properties fo:font-size="12pt" fo:font-style="italic" style:text-underline-style="none" fo:font-weight="normal" officeooo:rsid="001b640d" officeooo:paragraph-rsid="001b640d" style:font-size-asian="10.5pt" style:font-style-asian="italic" style:font-weight-asian="normal" style:font-size-complex="12pt" style:font-style-complex="italic" style:font-weight-complex="normal"/>
    </style:style>
    <style:style style:name="P88" style:family="paragraph" style:parent-style-name="Standard" style:list-style-name="L3">
      <style:text-properties fo:font-size="12pt" fo:font-style="italic" style:text-underline-style="none" fo:font-weight="normal" officeooo:rsid="001d311e" officeooo:paragraph-rsid="00206e72" style:font-size-asian="10.5pt" style:font-style-asian="italic" style:font-weight-asian="normal" style:font-size-complex="12pt" style:font-style-complex="italic" style:font-weight-complex="normal"/>
    </style:style>
    <style:style style:name="P89" style:family="paragraph" style:parent-style-name="Standard" style:list-style-name="L4">
      <style:text-properties fo:font-size="12pt" fo:font-style="italic" style:text-underline-style="none" fo:font-weight="normal" officeooo:rsid="003e9d57" officeooo:paragraph-rsid="003e9d57" style:font-size-asian="10.5pt" style:font-style-asian="italic" style:font-weight-asian="normal" style:font-size-complex="12pt" style:font-style-complex="italic" style:font-weight-complex="normal"/>
    </style:style>
    <style:style style:name="P90" style:family="paragraph" style:parent-style-name="Standard" style:list-style-name="L5">
      <style:text-properties fo:font-size="12pt" fo:font-style="italic" style:text-underline-style="none" fo:font-weight="normal" officeooo:rsid="001767d5" officeooo:paragraph-rsid="0019191f" style:font-size-asian="10.5pt" style:font-style-asian="italic" style:font-weight-asian="normal" style:font-size-complex="12pt" style:font-style-complex="italic" style:font-weight-complex="normal"/>
    </style:style>
    <style:style style:name="P91" style:family="paragraph" style:parent-style-name="Standard" style:list-style-name="L5">
      <style:text-properties fo:font-size="12pt" fo:font-style="italic" style:text-underline-style="solid" style:text-underline-width="auto" style:text-underline-color="font-color" fo:font-weight="normal" officeooo:rsid="0019191f" officeooo:paragraph-rsid="0019191f" style:font-size-asian="10.5pt" style:font-style-asian="italic" style:font-weight-asian="normal" style:font-size-complex="12pt" style:font-style-complex="italic" style:font-weight-complex="normal"/>
    </style:style>
    <style:style style:name="P92" style:family="paragraph" style:parent-style-name="Standard">
      <style:text-properties fo:font-size="16pt" style:text-underline-style="none" fo:font-weight="bold" officeooo:rsid="001767d5" officeooo:paragraph-rsid="0039224c" style:font-size-asian="16pt" style:font-weight-asian="bold" style:font-size-complex="16pt" style:font-weight-complex="bold"/>
    </style:style>
    <style:style style:name="P93" style:family="paragraph" style:parent-style-name="Standard">
      <style:text-properties fo:font-size="16pt" style:text-underline-style="solid" style:text-underline-width="auto" style:text-underline-color="font-color" fo:font-weight="bold" officeooo:rsid="001767d5" officeooo:paragraph-rsid="0039224c" style:font-size-asian="16pt" style:font-weight-asian="bold" style:font-size-complex="16pt" style:font-weight-complex="bold"/>
    </style:style>
    <style:style style:name="P94" style:family="paragraph" style:parent-style-name="Standard">
      <style:text-properties fo:font-size="16pt" fo:font-style="italic" style:text-underline-style="none" fo:font-weight="bold" officeooo:rsid="001767d5" officeooo:paragraph-rsid="003e9d57" style:font-size-asian="16pt" style:font-style-asian="italic" style:font-weight-asian="bold" style:font-size-complex="16pt" style:font-style-complex="italic" style:font-weight-complex="bold"/>
    </style:style>
    <style:style style:name="P95" style:family="paragraph" style:parent-style-name="Standard" style:list-style-name="L5">
      <style:text-properties officeooo:paragraph-rsid="003e9d57"/>
    </style:style>
    <style:style style:name="T1" style:family="text">
      <style:text-properties officeooo:rsid="000f24b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f3e82" style:font-style-asian="normal" style:font-style-complex="normal"/>
    </style:style>
    <style:style style:name="T5" style:family="text">
      <style:text-properties fo:font-style="normal" officeooo:rsid="0011e3c7" style:font-style-asian="normal" style:font-style-complex="normal"/>
    </style:style>
    <style:style style:name="T6" style:family="text">
      <style:text-properties fo:font-style="normal" officeooo:rsid="0013aa33" style:font-style-asian="normal" style:font-style-complex="normal"/>
    </style:style>
    <style:style style:name="T7" style:family="text">
      <style:text-properties fo:font-style="normal" officeooo:rsid="001767d5" style:font-style-asian="normal" style:font-style-complex="normal"/>
    </style:style>
    <style:style style:name="T8" style:family="text">
      <style:text-properties fo:font-style="normal" officeooo:rsid="0019191f" style:font-style-asian="normal" style:font-style-complex="normal"/>
    </style:style>
    <style:style style:name="T9" style:family="text">
      <style:text-properties fo:font-style="normal" officeooo:rsid="001b640d" style:font-style-asian="normal" style:font-style-complex="normal"/>
    </style:style>
    <style:style style:name="T10" style:family="text">
      <style:text-properties fo:font-style="normal" officeooo:rsid="001c9c23" style:font-style-asian="normal" style:font-style-complex="normal"/>
    </style:style>
    <style:style style:name="T11" style:family="text">
      <style:text-properties fo:font-style="normal" officeooo:rsid="001ea848" style:font-style-asian="normal" style:font-style-complex="normal"/>
    </style:style>
    <style:style style:name="T12" style:family="text">
      <style:text-properties fo:font-style="normal" officeooo:rsid="00206e72" style:font-style-asian="normal" style:font-style-complex="normal"/>
    </style:style>
    <style:style style:name="T13" style:family="text">
      <style:text-properties fo:font-style="normal" officeooo:rsid="00217c3b" style:font-style-asian="normal" style:font-style-complex="normal"/>
    </style:style>
    <style:style style:name="T14" style:family="text">
      <style:text-properties fo:font-style="normal" officeooo:rsid="00234516" style:font-style-asian="normal" style:font-style-complex="normal"/>
    </style:style>
    <style:style style:name="T15" style:family="text">
      <style:text-properties fo:font-style="normal" officeooo:rsid="0023f61d" style:font-style-asian="normal" style:font-style-complex="normal"/>
    </style:style>
    <style:style style:name="T16" style:family="text">
      <style:text-properties fo:font-style="normal" officeooo:rsid="002462b3" style:font-style-asian="normal" style:font-style-complex="normal"/>
    </style:style>
    <style:style style:name="T17" style:family="text">
      <style:text-properties fo:font-style="normal" officeooo:rsid="002611f6" style:font-style-asian="normal" style:font-style-complex="normal"/>
    </style:style>
    <style:style style:name="T18" style:family="text">
      <style:text-properties fo:font-style="normal" officeooo:rsid="0027f7b8" style:font-style-asian="normal" style:font-style-complex="normal"/>
    </style:style>
    <style:style style:name="T19" style:family="text">
      <style:text-properties fo:font-style="normal" officeooo:rsid="0029a303" style:font-style-asian="normal" style:font-style-complex="normal"/>
    </style:style>
    <style:style style:name="T20" style:family="text">
      <style:text-properties fo:font-style="normal" officeooo:rsid="002c0e76" style:font-style-asian="normal" style:font-style-complex="normal"/>
    </style:style>
    <style:style style:name="T21" style:family="text">
      <style:text-properties fo:font-style="normal" officeooo:rsid="002e5dd0" style:font-style-asian="normal" style:font-style-complex="normal"/>
    </style:style>
    <style:style style:name="T22" style:family="text">
      <style:text-properties fo:font-style="normal" officeooo:rsid="0032a22f" style:font-style-asian="normal" style:font-style-complex="normal"/>
    </style:style>
    <style:style style:name="T23" style:family="text">
      <style:text-properties fo:font-style="normal" officeooo:rsid="00348e01" style:font-style-asian="normal" style:font-style-complex="normal"/>
    </style:style>
    <style:style style:name="T24" style:family="text">
      <style:text-properties fo:font-style="normal" officeooo:rsid="0034b29c" style:font-style-asian="normal" style:font-style-complex="normal"/>
    </style:style>
    <style:style style:name="T25" style:family="text">
      <style:text-properties fo:font-style="normal" officeooo:rsid="00365242" style:font-style-asian="normal" style:font-style-complex="normal"/>
    </style:style>
    <style:style style:name="T26" style:family="text">
      <style:text-properties fo:font-style="normal" officeooo:rsid="003ab808" style:font-style-asian="normal" style:font-style-complex="normal"/>
    </style:style>
    <style:style style:name="T27" style:family="text">
      <style:text-properties fo:font-style="normal" officeooo:rsid="003e27e5" style:font-style-asian="normal" style:font-style-complex="normal"/>
    </style:style>
    <style:style style:name="T28" style:family="text">
      <style:text-properties fo:font-style="normal" officeooo:rsid="003e9d57" style:font-style-asian="normal" style:font-style-complex="normal"/>
    </style:style>
    <style:style style:name="T29" style:family="text">
      <style:text-properties fo:font-style="normal" style:text-underline-style="none" style:font-style-asian="normal" style:font-style-complex="normal"/>
    </style:style>
    <style:style style:name="T30" style:family="text">
      <style:text-properties officeooo:rsid="001c9c23"/>
    </style:style>
    <style:style style:name="T31" style:family="text">
      <style:text-properties officeooo:rsid="00262710"/>
    </style:style>
    <style:style style:name="T32" style:family="text">
      <style:text-properties officeooo:rsid="0029a303"/>
    </style:style>
    <style:style style:name="T33" style:family="text">
      <style:text-properties officeooo:rsid="0030a57b"/>
    </style:style>
    <style:style style:name="T34" style:family="text">
      <style:text-properties officeooo:rsid="00348e01"/>
    </style:style>
    <style:style style:name="T35" style:family="text">
      <style:text-properties officeooo:rsid="0034b29c"/>
    </style:style>
    <style:style style:name="T36" style:family="text">
      <style:text-properties officeooo:rsid="00365242"/>
    </style:style>
    <style:style style:name="T37" style:family="text">
      <style:text-properties officeooo:rsid="0036c398"/>
    </style:style>
    <style:style style:name="T38" style:family="text">
      <style:text-properties officeooo:rsid="0039224c"/>
    </style:style>
    <style:style style:name="T39" style:family="text">
      <style:text-properties officeooo:rsid="003e27e5"/>
    </style:style>
    <style:style style:name="T40" style:family="text">
      <style:text-properties fo:font-size="16pt" style:text-underline-style="none" fo:font-weight="bold" officeooo:rsid="0039224c" style:font-size-asian="16pt" style:font-weight-asian="bold" style:font-size-complex="16pt" style:font-weight-complex="bold"/>
    </style:style>
    <style:style style:name="T41" style:family="text">
      <style:text-properties fo:font-size="16pt" style:text-underline-style="none" fo:font-weight="bold" officeooo:rsid="003e27e5" style:font-size-asian="16pt" style:font-weight-asian="bold" style:font-size-complex="16pt" style:font-weight-complex="bold"/>
    </style:style>
    <style:style style:name="T42" style:family="text">
      <style:text-properties fo:font-size="16pt" fo:font-style="normal" style:text-underline-style="none" fo:font-weight="bold" officeooo:rsid="0039224c" style:font-size-asian="16pt" style:font-style-asian="normal" style:font-weight-asian="bold" style:font-size-complex="16pt" style:font-style-complex="normal" style:font-weight-complex="bold"/>
    </style:style>
    <style:style style:name="T4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4" style:family="text">
      <style:text-properties fo:font-size="12pt" fo:font-style="normal" style:text-underline-style="none" fo:font-weight="normal" officeooo:rsid="0039224c"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normal" officeooo:rsid="003ab808" style:font-size-asian="10.5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3e9d57" style:font-size-asian="10.5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1ea848"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fo:font-weight="normal" officeooo:rsid="0029a303" style:font-size-asian="10.5pt" style:font-style-asian="normal" style:font-weight-asian="normal" style:font-size-complex="12pt" style:font-style-complex="normal" style:font-weight-complex="normal"/>
    </style:style>
    <style:style style:name="T49" style:family="text">
      <style:text-properties fo:font-size="12pt" fo:font-style="normal" style:text-underline-style="none" fo:font-weight="normal" officeooo:rsid="00234516" style:font-size-asian="10.5pt" style:font-style-asian="normal" style:font-weight-asian="normal" style:font-size-complex="12pt" style:font-style-complex="normal" style:font-weight-complex="normal"/>
    </style:style>
    <style:style style:name="T50" style:family="text">
      <style:text-properties fo:font-size="12pt" fo:font-style="normal" style:text-underline-style="none" fo:font-weight="normal" officeooo:rsid="00206e72" style:font-size-asian="10.5pt" style:font-style-asian="normal" style:font-weight-asian="normal" style:font-size-complex="12pt" style:font-style-complex="normal" style:font-weight-complex="normal"/>
    </style:style>
    <style:style style:name="T51" style:family="text">
      <style:text-properties fo:font-size="12pt" fo:font-style="normal" style:text-underline-style="none" fo:font-weight="normal" officeooo:rsid="00217c3b" style:font-size-asian="10.5pt" style:font-style-asian="normal" style:font-weight-asian="normal" style:font-size-complex="12pt" style:font-style-complex="normal" style:font-weight-complex="normal"/>
    </style:style>
    <style:style style:name="T52" style:family="text">
      <style:text-properties fo:font-size="12pt" fo:font-style="normal" style:text-underline-style="none" fo:font-weight="normal" officeooo:rsid="0023f61d" style:font-size-asian="10.5pt" style:font-style-asian="normal" style:font-weight-asian="normal" style:font-size-complex="12pt" style:font-style-complex="normal" style:font-weight-complex="normal"/>
    </style:style>
    <style:style style:name="T53" style:family="text">
      <style:text-properties fo:font-size="12pt" fo:font-style="italic" style:text-underline-style="none" fo:font-weight="normal" officeooo:rsid="001d311e" style:font-size-asian="10.5pt" style:font-style-asian="italic" style:font-weight-asian="normal" style:font-size-complex="12pt" style:font-style-complex="italic" style:font-weight-complex="normal"/>
    </style:style>
    <style:style style:name="T54" style:family="text">
      <style:text-properties fo:font-size="12pt" fo:font-style="italic" style:text-underline-style="none" fo:font-weight="normal" officeooo:rsid="001c9c23" style:font-size-asian="10.5pt" style:font-style-asian="italic" style:font-weight-asian="normal" style:font-size-complex="12pt" style:font-style-complex="italic" style:font-weight-complex="normal"/>
    </style:style>
    <style:style style:name="T55" style:family="text">
      <style:text-properties fo:font-size="12pt" fo:font-weight="normal" style:font-size-asian="10.5pt" style:font-weight-asian="normal" style:font-size-complex="12pt" style:font-weight-complex="normal"/>
    </style:style>
    <style:style style:name="T56" style:family="text">
      <style:text-properties fo:font-size="12pt" fo:font-weight="normal" officeooo:rsid="003e9d57" style:font-size-asian="10.5pt" style:font-weight-asian="normal" style:font-size-complex="12pt" style:font-weight-complex="normal"/>
    </style:style>
    <style:style style:name="T57" style:family="text">
      <style:text-properties fo:font-size="12pt" fo:font-weight="normal" officeooo:rsid="003ab808" style:font-size-asian="10.5pt" style:font-weight-asian="normal" style:font-size-complex="12pt" style:font-weight-complex="normal"/>
    </style:style>
    <style:style style:name="T58" style:family="text">
      <style:text-properties fo:font-size="14pt" fo:font-style="normal" style:text-underline-style="none" fo:font-weight="bold" officeooo:rsid="003bec2b" style:font-size-asian="12.25pt" style:font-style-asian="normal" style:font-weight-asian="bold" style:font-size-complex="14pt" style:font-style-complex="normal" style:font-weight-complex="bold"/>
    </style:style>
    <style:style style:name="T59" style:family="text">
      <style:text-properties fo:font-size="14pt" fo:font-style="normal" fo:font-weight="bold" officeooo:rsid="003bec2b" style:font-size-asian="12.25pt" style:font-style-asian="normal" style:font-weight-asian="bold" style:font-size-complex="14pt" style:font-style-complex="normal" style:font-weight-complex="bold"/>
    </style:style>
    <style:style style:name="T60"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Implementierung</text:p>
      <text:p text:style-name="P2"/>
      <text:p text:style-name="P9">In diesem Kapitel werde ich mich mit der organisatorischen Struktur des Programms <text:span text:style-name="T31">und der Umsetzung konkreter Problemstellungen auseinander setzen. Ich werde nur für ausgewählte Problemstellungen und deren Lösung Code einfügen. Der gesamte Code steht im Unity Projekt zur Verfügung.</text:span></text:p>
      <text:p text:style-name="P8"/>
      <text:p text:style-name="P35"><text:span text:style-name="T1">Modell</text:span>:</text:p>
      <text:p text:style-name="P35"/>
      <text:p text:style-name="P1">Ich habe mich für das klassische Modell „Model-View-Controller“ entschieden, da ein Spiel per Definition alle Kriterien erfüllt. </text:p>
      <text:p text:style-name="P1"/>
      <text:list xml:id="list3331947137" text:style-name="L1">
        <text:list-item>
          <text:p text:style-name="P48"><text:span text:style-name="T2">Model:</text:span> Man hat ein Regelwerk mit allen zugehörigen Daten, wie Spielfeld, Spielfiguren und Bedingungen für den Sieg. Dazu Berechnungen und Interaktionen von Figuren und Spielfeld.<text:line-break/></text:p>
        </text:list-item>
        <text:list-item>
          <text:p text:style-name="P49">View: <text:span text:style-name="T3">Es gibt eine Eindeutige Repräsentation des aktuellen Spielstands, mit Punkteständen, </text:span><text:span text:style-name="T4">Verteilungen der Figuren auf dem Spielbrett und den momentan </text:span><text:span text:style-name="T17">m</text:span><text:span text:style-name="T4">öglichen Spielzügen für den aktiven Spieler.<text:line-break/></text:span></text:p>
        </text:list-item>
        <text:list-item>
          <text:p text:style-name="P50">Controller: <text:span text:style-name="T3">Erst die Interaktion macht ein Spiel zu dem, was es ist. Also muss irgend ein haptischer Zugang zum Spielgeschehen vorhanden sein, im Falle meines Spiels mit dem Controller.</text:span></text:p>
        </text:list-item>
      </text:list>
      <text:p text:style-name="P44"/>
      <text:p text:style-name="P38"><text:span text:style-name="T23">Klassend</text:span><text:span text:style-name="T5">iagramm</text:span><text:span text:style-name="T3">:</text:span></text:p>
      <text:p text:style-name="P51"/>
      <text:p text:style-name="P10"><text:span text:style-name="T3">Das folgende Diagramm soll die Struktur der </text:span><text:span text:style-name="T23">künstlichen Intelligenz</text:span><text:span text:style-name="T3"> besser veranschaulichen, </text:span><text:span text:style-name="T6">zur besseren Übersicht habe ich auf</text:span><text:span text:style-name="T3"> nicht relevante Felder und Methoden </text:span><text:span text:style-name="T6">verzichtet</text:span><text:span text:style-name="T3">. </text:span><text:span text:style-name="T6">Unter dem Diagramm befinden sich Erklärungen zu möglicherweise unklaren Feldern und Methoden.</text:span></text:p>
      <text:p text:style-name="P18"/>
      <text:p text:style-name="P11"><text:span text:style-name="T6">T</text:span><text:span text:style-name="T3">ODO: UML Diagramm einfügen</text:span></text:p>
      <text:p text:style-name="P45"/>
      <text:p text:style-name="P45"/>
      <text:p text:style-name="P46">Model:</text:p>
      <text:list xml:id="list809818074" text:style-name="L2">
        <text:list-item>
          <text:p text:style-name="P66">MapSettings: Hier sind die allgemeinen Einstellungen für die momentane Partie gespeichert, wie z.B. wie viel Geld man für eingenommene Gebäude erhält, wie lange der Kampf dauern soll oder ob der Nebel des Krieges aktiviert ist.</text:p>
        </text:list-item>
        <text:list-item>
          <text:p text:style-name="P66">MapData: Hier werden die ganz konkreten Kartenspezifischen Einstellungen gespeichert, z.B. wie groß die Karte ist, welche Teams bereits vorhanden sind und wo bereits welche Einheit steht.</text:p>
        </text:list-item>
      </text:list>
      <text:p text:style-name="P46"/>
      <text:p text:style-name="P37">General</text:p>
      <text:p text:style-name="P4"/>
      <text:p text:style-name="P29">Das K.I. <text:span text:style-name="T36">Haupts</text:span>kript <text:span text:style-name="T34">wird</text:span> dem Team angehängt und erhält so Zugriff auf alle Einheiten und Informationen, die auch dem Team zur Verfügung stehen. <text:span text:style-name="T36">Es übernimmt die Funktion des Generals (TODO: Seitenverweis).</text:span> <text:span text:style-name="T34">Hier werden die Einheiten, wichtige Dinge, wie das gegnerische Hauptquartier und die momentan gewählte Strategie gespeichert. Außerdem werden hier die einzelnen Phasen, die die K.I. durchläuft verwaltet. (Auf diese gehe ich im nächsten Punkt ein.) </text:span></text:p>
      <text:p text:style-name="P29"/>
      <text:p text:style-name="P29"/>
      <text:p text:style-name="P37"><text:soft-page-break/>Truppen</text:p>
      <text:p text:style-name="P6"/>
      <text:p text:style-name="P34">Ein Trupp ist eine Gruppe von Einheiten, die einen ganz konkretes Ziel verfolgt. <text:span text:style-name="T37">Ihm wird vom General eine Taktik zugewiesen, die dann in konkrete Befehle für die zugehörigen Einheiten umgesetzt werden sollen. </text:span></text:p>
      <text:p text:style-name="P67"/>
      <text:p text:style-name="P36">Einheiten</text:p>
      <text:p text:style-name="P5"/>
      <text:p text:style-name="P69">Für jede tatsächliche Einheit erstelle ich ein Objekt, dem die Einheit zugewiesen wird. Dadurch kann ich zusätzliche Informationen, wie Angriffs- und Bewegungsziele speichern. Mit Hilfe dieser Klasse können den Einheiten konkrete Befehle zu geordnet und die Ausführung dieser Befehle gesteuert werden. Als Basis für diese Befehle dient folgende abstrakte Klasse:</text:p>
      <text:p text:style-name="P30"/>
      <text:p text:style-name="P33">TODO: Bild: order 01</text:p>
      <text:p text:style-name="P33"/>
      <text:p text:style-name="P33">Mittels Vererbung <text:span text:style-name="T35">kann</text:span> ich die Grundfunktionen auf jeden implementierenden Befehl anwenden und <text:span text:style-name="T35">spare</text:span> <text:span text:style-name="T33">e</text:span>iniges an Aufwand. Da die Befehle zum Teil auch Animationen beinhalten, z.B. eine Bewegungs- oder Kampfanimation, <text:span text:style-name="T35">kann</text:span> ich mit dieser Struktur problemlos auf die Events warten, die mir das Ende der Animationen a<text:span text:style-name="T35">nzeigen</text:span>. <text:span text:style-name="T33">Ist ein Befehl abgeschlossen ruft er auf die, ihm zu geordnete K.I. Einheit, einfach die Methode auf, die den nächsten Befehl ausführt bis alle Befehle abgearbeitet sind. Somit lassen sich ganze Ketten von Befehlen miteinander verknüpfen. Hat die Einheit alle Befehle abgearbeitet, wird an die nächst höhere Instanz, also die Truppe verwiesen, welche die nächste Einheit aktiviert bis alle Einheiten ihren Zug beendet haben.</text:span></text:p>
      <text:p text:style-name="P33"/>
      <text:p text:style-name="P27">TODO: Bild: order 02</text:p>
      <text:p text:style-name="P27"/>
      <text:p text:style-name="P15"><text:span text:style-name="T3">Die konkrete Implementierung für einen Angriff</text:span><text:span text:style-name="T22">sbefehl</text:span><text:span text:style-name="T3">:</text:span></text:p>
      <text:p text:style-name="P27"/>
      <text:p text:style-name="P67"/>
      <text:p text:style-name="P43"><text:span text:style-name="T21">Die Phasen</text:span><text:span text:style-name="T3">:</text:span></text:p>
      <text:p text:style-name="P52"/>
      <text:p text:style-name="P31">Um die Phasen zu verwalten, habe ich drei wesentliche Bestandteile konstruiert.</text:p>
      <text:p text:style-name="P24"/>
      <text:p text:style-name="P31">In der StartTurn-Methode wird die Situation analysiert und eine gegebenenfalls eine neue Strategie gewählt.</text:p>
      <text:p text:style-name="P24"/>
      <text:p text:style-name="P32">TODO: Bild: Start turn</text:p>
      <text:p text:style-name="P32"/>
      <text:p text:style-name="P31">Den Kern bildet die ContinueTurn-Methode. Sie wird immer wieder durchlaufen, bis alle Phasen abgeschlossen sind. Ich habe dies mit einer einfachen Boole‘schen Logik gelöst. Solange eine Phase nicht ihre Endbedingung erfüllt wird sie immer wieder durchlaufen, trifft die Endbedingung zu, dann wird der entsprechende Boole auf false gesetzt und die nächste Phase beginnt. Diese Struktur ermöglicht mir auf den Abschluss der Animationen zu warten und mittels Events immer wieder in die Methode zurück zu kehren.</text:p>
      <text:p text:style-name="P31"/>
      <text:p text:style-name="P32">TODO: Bild: Continue Turn</text:p>
      <text:p text:style-name="P32"/>
      <text:p text:style-name="P31">Den Abschluss bildet die EndTurn-Methode. Sie wird nach dem Durchlauf aller Phasen aktiviert und setzt <text:span text:style-name="T35">A</text:span>lle<text:span text:style-name="T35">s für die nächste Runde zurück, dann wird die Runde beendet.</text:span></text:p>
      <text:p text:style-name="P24"/>
      <text:p text:style-name="P32">TODO: Bild: EndTurn</text:p>
      <text:p text:style-name="P24"><text:soft-page-break/></text:p>
      <text:p text:style-name="P24"><text:s/>Ich habe die Runde der K.I. in drei Phasen geteilt. </text:p>
      <text:p text:style-name="P22"/>
      <text:p text:style-name="P41"><text:span text:style-name="T18">Entscheidungsphase</text:span><text:span text:style-name="T3">:</text:span></text:p>
      <text:p text:style-name="P53"/>
      <text:p text:style-name="P25">Für alle <text:span text:style-name="T39">Truppen</text:span> werden die bestmöglichen Züge berechnet und ihnen werden <text:span text:style-name="T39">Taktiken</text:span> zu geteilt.</text:p>
      <text:p text:style-name="P19"/>
      <text:p text:style-name="P42"><text:span text:style-name="T18">Zugphase</text:span><text:span text:style-name="T3">:</text:span></text:p>
      <text:p text:style-name="P54"/>
      <text:p text:style-name="P16"><text:span text:style-name="T3">In dieser Phase führen die Einheiten </text:span><text:span text:style-name="T27">der einzelnen Trupps</text:span><text:span text:style-name="T3"> die, </text:span><text:span text:style-name="T27">den Taktiken</text:span><text:span text:style-name="T3"> zugewiesenen, Befehle aus. </text:span><text:span text:style-name="T24">Hierzu wird </text:span><text:span text:style-name="T25">einfach </text:span><text:span text:style-name="T24">immer wieder nach der nächsten Einheit gesucht, die ihren Zug noch nicht abgeschlossen hat </text:span><text:span text:style-name="T27">bis alle Einheiten dran waren.</text:span></text:p>
      <text:p text:style-name="P26"/>
      <text:p text:style-name="P42"><text:span text:style-name="T18">Kaufphase</text:span><text:span text:style-name="T3">:</text:span></text:p>
      <text:p text:style-name="P54"/>
      <text:p text:style-name="P13"><text:span text:style-name="T3">In der </text:span><text:span text:style-name="T19">Kaufphase</text:span><text:span text:style-name="T3"> soll entschieden werden, welche Einheiten als nächstes </text:span><text:span text:style-name="T19">g</text:span><text:span text:style-name="T3">ebaut werden. Da ich mit der Entscheidungsfindung sehr große Probleme hatte, habe ich eine Zwischenlösung konstruiert. Die K.I. bekommt eine festgelegte Anzahl Sets mit einer festen Reihenfolge, in der sie die Einheiten bauen soll. Hierfür habe ich als Datenspeicher ein „Scriptable Object“ gewählt, da es sich bequem erstellen und </text:span><text:span text:style-name="T20">leicht einbinden lässt</text:span><text:span text:style-name="T3">. Im </text:span><text:span text:style-name="T25">W</text:span><text:span text:style-name="T3">esentlichen enthält dieser kleine Speicher nur eine Liste, in der beliebig die Typen von Einheiten angegeben werden können, </text:span><text:span text:style-name="T20">die gebaut werden sollen. </text:span><text:span text:style-name="T27">Später habe ich noch eine Starttaktik und eine Klassifizierung der Truppe, also Panzer- oder Artillerietruppe hinzugefügt.</text:span></text:p>
      <text:p text:style-name="P22"/>
      <text:p text:style-name="P28">TODO: Bild: Unit Presets 01</text:p>
      <text:p text:style-name="P28"/>
      <text:p text:style-name="P13"><text:span text:style-name="T3">Mit Hilfe dieser Voreinstellungen erzeuge ich </text:span><text:span text:style-name="T16">ganz konkrete Objekte, welche ich nutze um zu prüfen, ob Einheiten bereits gekauft wurden. Dazu erstelle ich eine leere Liste, die genau dieselbe Länge hat, wie die Liste der Voreinstellungen. Will die K.I. also Einheiten kaufen, geht sie die Liste der Voreinstellungen durch, sowie sie </text:span><text:span text:style-name="T25">in der Liste mit den tatsächlich vorhandenen Einheiten</text:span><text:span text:style-name="T16"> einen Eintrag findet, dem noch keine konkrete Einheit zugewiesen wurde, kauft sie eine Einheit von diesem Typ und weist sie zu. Vorausgesetzt </text:span><text:span text:style-name="T25">natürlich</text:span><text:span text:style-name="T16"> es sind genügend Credits vorhanden und ein freier Bauplatz wurde gefunden.</text:span></text:p>
      <text:p text:style-name="P72"/>
      <text:p text:style-name="P14"><text:span text:style-name="T16">T</text:span><text:span text:style-name="T3">ODO: Bild: Unit presets 02</text:span></text:p>
      <text:p text:style-name="P23"/>
      <text:p text:style-name="P7">Implementierung der Befehle</text:p>
      <text:p text:style-name="P3"/>
      <text:p text:style-name="P73">An dieser Stelle möchte ich auf die konkrete Implementierung der Befehle in Form von Code eingehen.</text:p>
      <text:p text:style-name="P73"/>
      <text:p text:style-name="P94"><text:span text:style-name="T3">Befehle der Truppe:</text:span></text:p>
      <text:p text:style-name="P55"/>
      <text:list xml:id="list184356240" text:style-name="L4">
        <text:list-item>
          <text:p text:style-name="P89"><text:span text:style-name="T59">Vorrücken:</text:span><text:span text:style-name="T3"><text:line-break/></text:span></text:p>
        </text:list-item>
        <text:list-item>
          <text:p text:style-name="P89"><text:span text:style-name="T59">Sammeln:</text:span><text:span text:style-name="T3"><text:line-break/></text:span></text:p>
        </text:list-item>
        <text:list-item>
          <text:p text:style-name="P89"><text:span text:style-name="T59">Position halten:</text:span><text:span text:style-name="T3"><text:line-break/></text:span></text:p>
        </text:list-item>
        <text:list-item>
          <text:p text:style-name="P89"><text:soft-page-break/><text:span text:style-name="T59">Position verteidigen:</text:span><text:span text:style-name="T3"><text:line-break/></text:span></text:p>
        </text:list-item>
        <text:list-item>
          <text:p text:style-name="P89"><text:span text:style-name="T59">Auf Nachschub warten:</text:span><text:span text:style-name="T3"><text:line-break/></text:span></text:p>
        </text:list-item>
        <text:list-item>
          <text:p text:style-name="P89"><text:span text:style-name="T59">Heilen:</text:span><text:span text:style-name="T3"><text:line-break/></text:span></text:p>
        </text:list-item>
        <text:list-item>
          <text:p text:style-name="P89"><text:span text:style-name="T59">Rückzug:</text:span><text:span text:style-name="T3"><text:line-break/></text:span></text:p>
        </text:list-item>
      </text:list>
      <text:p text:style-name="P75"/>
      <text:p text:style-name="P92">Befehle <text:span text:style-name="T38">der Einheit</text:span></text:p>
      <text:p text:style-name="P93"><text:span text:style-name="T42"/></text:p>
      <text:list xml:id="list3316307181" text:style-name="L5">
        <text:list-item>
          <text:p text:style-name="P95"><text:span text:style-name="T58">Bewegen:</text:span><text:span text:style-name="T44"><text:line-break/>Dieser ist einer der wichtigsten und kompliziertesten, weil am vielseitigsten nutzbaren Befehle. Fast jede Aktion im Spiel lässt sich mit dem Bewegungsbefehl verknüpfen, z.B. bewegen und angreifen, bewegen und sich mit einer Einheit des gleichen Typs verbinden usw. </text:span><text:span text:style-name="T45">Dabei kann das Ziel der Bewegung neben einem Feld auch eine eigene oder eine gegnerische Einheit sein. Ich möchte an dieser Stelle nicht zu genau auf die Ermittlung der Ziele eingehen, dies soll an anderer Stelle genauer beleuchtet werden.<text:line-break/><text:line-break/>Um die Vielseitigkeit zu ermöglichen bin ich davon ausgegangen, dass der General und die Truppe nur grob die Richtung festlegen und sich die Einheit, wenn sie denn dran ist, versucht in diese Richtung zu bewegen ohne dabei die Regeln des Spiels zu missachten. Die Bewegung durch gegnerische Einheiten ist nicht möglich, auf einem Feld darf jeweils immer nur eine Einheit stehen usw. Die Implementierung hat einige Probleme mit sich gebracht, die ich an gegebener Stelle genauer beschreiben möchte.<text:line-break/><text:line-break/>Als Besonderheit sei noch an die Mechanik des Unterbrechens erinnert: wenn sich eine Einheit über ein verdecktes Feld bewegt und sich auf diesem Feld eine gegnerische Einheit befindet wird die Bewegung sofort unterbrochen und die eigene Einheit muss ihren Zug beenden ohne weitere Aktionen ausführen zu können.<text:line-break/></text:span></text:p>
          <text:list>
            <text:list-item>
              <text:p text:style-name="P63"><text:span text:style-name="T7">Berechnung der erreichbaren Felder</text:span><text:span text:style-name="T3">:</text:span></text:p>
            </text:list-item>
          </text:list>
          <text:p text:style-name="P63"><text:span text:style-name="T3"/></text:p>
          <text:list text:continue-numbering="true">
            <text:list-header>
              <text:p text:style-name="P90"><text:span text:style-name="T3">Um zu errechnen, welche Felder eine Einheit erreichen kann, habe ich eine rekursive Funktion konstruiert. Diese ruft sich solange selbst auf, solange die Bewegungspunkte der Einheit noch nicht verbraucht sind. Übergeben werden die aktuelle Position der Einheit, die verbleibenden Bewegungspunkte, die Art der Fortbewegung und das Feld, auf dem die Funktion das letzte Mal ausgeführt wurde. Da man sich „kostenlos“ von dem Feld, auf dem man sich befindet herunter bewegen kann, </text:span><text:span text:style-name="T8">werden </text:span><text:span text:style-name="T3">bei der Initialisierung keine Bewegungspunkte abgezogen. </text:span></text:p>
              <text:p text:style-name="P83">Ab dann wird geprüft, ob die Einheit noch genügend Bewegungspunkte hat, ob ein Feld passiert werden kann und ob sich ein Gegner auf dem Feld befindet. Ist all dies nicht der Fall, wird das aktuelle Feld in die Liste der erreichbaren Felder aufgenommen (sofern nicht schon enthalten) und die Rekursion auf alle Nachbarn des Feldes ausgeführt. </text:p>
              <text:p text:style-name="P83">TODO: Bild: erreichbare Felder berechnen</text:p>
              <text:p text:style-name="P91"><text:span text:style-name="T3">Probleme:</text:span><text:span text:style-name="T29"> Bevor ich die „cameFromTile“ einführt habe, hat die Berechnung sehr lange gedauert und ab einer gewissen Feldmenge sogar Programmabstürze herbeigeführt. Der Fehler lag darin, dass die Rekursion nicht für bereits besuchte Felder ausgeführt werden muss, da diese ja bereits auf Erreichbarkeit geprüft worden sind. Mit dem Ausschluss </text:span><text:soft-page-break/><text:span text:style-name="T29">des letzten besuchten Feldes von der Überprüfung traten keine Abstürze mehr auf und die merklich langen Ladezeiten waren verschwunden.</text:span></text:p>
            </text:list-header>
          </text:list>
          <text:p text:style-name="P83"/>
          <text:list text:continue-numbering="true">
            <text:list-item>
              <text:p text:style-name="P64"><text:span text:style-name="T19">Bewegung zu einem Ziel</text:span><text:span text:style-name="T3">:</text:span></text:p>
            </text:list-item>
          </text:list>
          <text:p text:style-name="P64"><text:span text:style-name="T3"/></text:p>
          <text:list text:continue-numbering="true">
            <text:list-header>
              <text:p text:style-name="P81">D<text:span text:style-name="T32">ie Bewegung zu einem beliebigen Zielfeld auf der Karte </text:span>setzt sich aus drei Schritten zusammen:</text:p>
              <text:p text:style-name="P81"/>
              <text:p text:style-name="P85">Eine grobe Route festlegen:<text:span text:style-name="T3"> Mit Hilfe des A* wird der Pfad zum </text:span><text:span text:style-name="T19">Zielfeld</text:span><text:span text:style-name="T3"> </text:span><text:span text:style-name="T19">unter Berücksichtigung aller</text:span><text:span text:style-name="T3"> Gegner berechnet. Sollten Gegner </text:span><text:span text:style-name="T19">jegliche</text:span><text:span text:style-name="T3"> Weg</text:span><text:span text:style-name="T19">e</text:span><text:span text:style-name="T3"> </text:span><text:span text:style-name="T19">zum Ziel versperren</text:span><text:span text:style-name="T3">, zum Beispiel indem sie auf einer Brücke oder in einem Tal stehen, so wird der A* erneut ausgeführt und diesmal werden die Gegner ignoriert. </text:span><text:span text:style-name="T9">Wichtig ist in erster Linie eine grobe Richtung festzulegen.</text:span><text:span text:style-name="T3"> </text:span><text:span text:style-name="T9">Da sich die Einheiten nicht durch Gegner hindurch bewegen können, wird dem Ignorieren der gegnerischen Einheiten im zweiten Schritt Rechnung getragen.<text:line-break/><text:line-break/>TODO: Bild: Pfad zum HQ<text:line-break/></text:span></text:p>
              <text:p text:style-name="P87">Den nächsten erreichbaren Punkt auf der Route finden:<text:span text:style-name="T3"> Der ermittelte Pfad aus 1. wird nun Schritt für Schritt durch gegangen und die Bewegungspunkte der Einheit werden abgerechnet bis entweder das Ende des Pfades erreicht ist oder bis die Bewegungspunkte verbraucht worden sind. Um zu verhindern, dass sich die Einheit durch eine gegnerische Einheiten auf ihrem Weg hindurch bewegt, endet der Pfad sofort, wenn sich ein Gegner auf einem Feld des Weges befindet </text:span><text:span text:style-name="T10">und zwar genau ein Feld vor dem Gegner.<text:line-break/><text:line-break/>TODO: Bild: Konkrete Route zum HQ<text:line-break/></text:span></text:p>
              <text:p text:style-name="P95"><text:span text:style-name="T54">V</text:span><text:span text:style-name="T53">erhindern, dass alliierte Einheiten auf demselben Feld stehen: </text:span><text:span text:style-name="T47">Diese scheinbare Kleinigkeit erwies sich als deutlich größeres Problem, als erwartet. Da in der Berechnung für den A* alliierte Einheiten nicht berücksichtigt werden, kommt es vor, dass Einheiten sich auf dasselbe Feld stellen. Da man sich durch alliierte Einheiten hindurch bewegen kann, war die Modifikation des A* ausgeschlossen, erst wenn der Endpunkt festgelegt wurde und sich darauf eine Einheit befand, sollte ein neuer, besserer Zielpunkt gefunden werden.<text:line-break/>Dazu habe ich eine Funktion geschrieben, die alle Felder um den ursprünglichen Zielpunkt </text:span><text:span text:style-name="T48">finden sollte</text:span><text:span text:style-name="T47"> </text:span><text:span text:style-name="T49">und diese nach bestimmten Kriterien untersucht (Beschreibung weiter unten)</text:span><text:span text:style-name="T47">. </text:span><text:span text:style-name="T50">Ich begann mit dem Radius eins, das bedeutet die acht Felder um den Zielpunkt wurden überprüft, ob sie frei sind </text:span><text:span text:style-name="T49">und den Kriterien entsprechen</text:span><text:span text:style-name="T50">. War keines der Felder frei, habe ich den Radius um eins erhöht und die nächsten 16 Felder überprüft. Dies habe ich solange wiederholt bis ich entweder ein </text:span><text:span text:style-name="T49">passendes</text:span><text:span text:style-name="T50"> freies Feld gefunden habe oder bis der Radius die </text:span><text:span text:style-name="T48">Breite und die Höhe der Karte </text:span><text:span text:style-name="T50">übersteigt, was bedeutet, dass auf der ganzen Karte kein </text:span><text:span text:style-name="T49">passendes </text:span><text:span text:style-name="T50">freies Feld mehr gefunden wurde. </text:span><text:span text:style-name="T51">In diesem Fall wird das Zielfeld als das Ausgangsfeld gesetzt, </text:span><text:span text:style-name="T49">da eine Bewegung nicht </text:span><text:span text:style-name="T52">möglich</text:span><text:span text:style-name="T49"> wäre.<text:line-break/></text:span><text:span text:style-name="T50"><text:line-break/>TODO: Bild: </text:span><text:span text:style-name="T51">GetClosestFreeTileAround<text:line-break/></text:span><text:span text:style-name="T47"><text:line-break/>Aus der Liste dieser Felder habe ich alle Felder aussortiert, die weiter von der aktuellen Position entfernt sind als der Zielpunkt, da diese ohnehin nicht erreichbar wären. <text:line-break/><text:line-break/></text:span><text:span text:style-name="T50">TODO: Bild: Reduce list to tiles that are closer<text:line-break/><text:line-break/></text:span><text:soft-page-break/><text:span text:style-name="T51">Diese Liste „naher“ Felder habe ich nach den Feldern sortiert, die einen möglichst dichten Abstand zum Zielfeld und gleichzeitig einen möglichst dichten Abstand zur Ausgangseinheit besitzen.<text:line-break/><text:line-break/>TODO: implementieren und bild davon machen ^^<text:line-break/></text:span><text:span text:style-name="T50"><text:line-break/></text:span><text:span text:style-name="T51">Schlussendlich musste ich die Liste nur noch nach einem freien Feld durchsuchen und dieses als neues Ziel übergeben. </text:span><text:span text:style-name="T49">Wurde kein Feld gefunden, wurde der Suchradius erhöht und die Prozedur </text:span><text:span text:style-name="T48">wie oben beschrieben </text:span><text:span text:style-name="T49">erneut durchlaufen.<text:line-break/>Für eine scheinbar einfache Funktionalität war überraschend großer Aufwand erforderlich.<text:line-break/></text:span></text:p>
            </text:list-header>
          </text:list>
        </text:list-item>
        <text:list-item>
          <text:p text:style-name="P56">Warten:<text:line-break/><text:span text:style-name="T57">Dieser Befehl war mit zwei Zeilen Code erledigt. Er wird stets als letzter Befehl an gehangen, wenn keine wichtigere Funktion auszuführen war.</text:span></text:p>
          <text:p text:style-name="P77"><text:span text:style-name="T56"/></text:p>
        </text:list-item>
        <text:list-item>
          <text:p text:style-name="P57">Angreifen:<text:line-break/><text:span text:style-name="T55">adf</text:span></text:p>
        </text:list-item>
        <text:list-item>
          <text:p text:style-name="P57">Besetzen:<text:line-break/><text:span text:style-name="T55">adf</text:span></text:p>
        </text:list-item>
        <text:list-item>
          <text:p text:style-name="P57">Einladen:<text:line-break/><text:span text:style-name="T55">adf</text:span></text:p>
        </text:list-item>
        <text:list-item>
          <text:p text:style-name="P57">Ausladen:<text:line-break/><text:span text:style-name="T55">adf</text:span></text:p>
        </text:list-item>
        <text:list-item>
          <text:p text:style-name="P57">Versorgen:</text:p>
        </text:list-item>
      </text:list>
      <text:list xml:id="list982285405" text:style-name="L3">
        <text:list-header>
          <text:p text:style-name="P88"><text:span text:style-name="T12"><text:line-break/></text:span></text:p>
        </text:list-header>
      </text:list>
      <text:p text:style-name="P79"><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5T18:37:37.357000000</meta:creation-date>
    <meta:generator>LibreOffice/5.3.6.1$Windows_x86 LibreOffice_project/686f202eff87ef707079aeb7f485847613344eb7</meta:generator>
    <dc:date>2019-08-25T08:49:25.297000000</dc:date>
    <meta:editing-duration>PT2H1M17S</meta:editing-duration>
    <meta:editing-cycles>15</meta:editing-cycles>
    <meta:document-statistic meta:table-count="0" meta:image-count="0" meta:object-count="0" meta:page-count="6" meta:paragraph-count="70" meta:word-count="1926" meta:character-count="12948" meta:non-whitespace-character-count="11080"/>
  </office:meta>
</office:document-meta>
</file>